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e7ac" officeooo:paragraph-rsid="0006e7ac"/>
    </style:style>
    <style:style style:name="P2" style:family="paragraph" style:parent-style-name="Standard">
      <style:text-properties officeooo:rsid="000b4ccc" officeooo:paragraph-rsid="000b4ccc"/>
    </style:style>
    <style:style style:name="P3" style:family="paragraph" style:parent-style-name="Standard">
      <style:text-properties officeooo:rsid="000ce203" officeooo:paragraph-rsid="000ce203"/>
    </style:style>
    <style:style style:name="P4" style:family="paragraph" style:parent-style-name="Standard">
      <style:text-properties officeooo:rsid="00130ec7" officeooo:paragraph-rsid="00130ec7"/>
    </style:style>
    <style:style style:name="P5" style:family="paragraph" style:parent-style-name="Standard">
      <style:text-properties officeooo:rsid="001d0138" officeooo:paragraph-rsid="001d0138"/>
    </style:style>
    <style:style style:name="P6" style:family="paragraph" style:parent-style-name="Standard" style:list-style-name="L1">
      <style:text-properties officeooo:paragraph-rsid="000c62dc"/>
    </style:style>
    <style:style style:name="P7" style:family="paragraph" style:parent-style-name="Standard" style:list-style-name="L1">
      <style:text-properties officeooo:rsid="0006a084" officeooo:paragraph-rsid="000c62dc"/>
    </style:style>
    <style:style style:name="P8" style:family="paragraph" style:parent-style-name="Standard" style:list-style-name="L1">
      <style:text-properties officeooo:rsid="0006a084" officeooo:paragraph-rsid="002161ba"/>
    </style:style>
    <style:style style:name="P9" style:family="paragraph" style:parent-style-name="Standard" style:list-style-name="L1">
      <style:text-properties officeooo:rsid="0006a084" officeooo:paragraph-rsid="002422d8"/>
    </style:style>
    <style:style style:name="P10" style:family="paragraph" style:parent-style-name="Standard" style:list-style-name="L3">
      <style:text-properties officeooo:rsid="0006a084" officeooo:paragraph-rsid="00130ec7"/>
    </style:style>
    <style:style style:name="P11" style:family="paragraph" style:parent-style-name="Standard" style:list-style-name="L3">
      <style:text-properties officeooo:rsid="0006a084" officeooo:paragraph-rsid="00299323"/>
    </style:style>
    <style:style style:name="P12" style:family="paragraph" style:parent-style-name="Standard">
      <style:text-properties officeooo:rsid="0006a084" officeooo:paragraph-rsid="0006a084"/>
    </style:style>
    <style:style style:name="P13" style:family="paragraph" style:parent-style-name="Standard" style:list-style-name="L1">
      <style:text-properties officeooo:rsid="0006e7ac" officeooo:paragraph-rsid="000c62dc"/>
    </style:style>
    <style:style style:name="P14" style:family="paragraph" style:parent-style-name="Standard" style:list-style-name="L3">
      <style:text-properties officeooo:rsid="0006e7ac" officeooo:paragraph-rsid="001de6c5"/>
    </style:style>
    <style:style style:name="P15" style:family="paragraph" style:parent-style-name="Standard" style:list-style-name="L2">
      <style:text-properties officeooo:rsid="00086403" officeooo:paragraph-rsid="00086403"/>
    </style:style>
    <style:style style:name="P16" style:family="paragraph" style:parent-style-name="Standard" style:list-style-name="L2">
      <style:text-properties officeooo:rsid="00086403" officeooo:paragraph-rsid="00227b36"/>
    </style:style>
    <style:style style:name="P17" style:family="paragraph" style:parent-style-name="Standard" style:list-style-name="L3">
      <style:text-properties officeooo:rsid="00086403" officeooo:paragraph-rsid="00297024"/>
    </style:style>
    <style:style style:name="P18" style:family="paragraph" style:parent-style-name="Standard" style:list-style-name="L3">
      <style:text-properties officeooo:paragraph-rsid="00130ec7"/>
    </style:style>
    <style:style style:name="P19" style:family="paragraph" style:parent-style-name="Standard" style:list-style-name="L3">
      <style:text-properties officeooo:rsid="0006a084" officeooo:paragraph-rsid="00130ec7" fo:background-color="#ffff00"/>
    </style:style>
    <style:style style:name="P20" style:family="paragraph" style:parent-style-name="Standard">
      <style:text-properties officeooo:rsid="00210b63" officeooo:paragraph-rsid="00210b63"/>
    </style:style>
    <style:style style:name="P21" style:family="paragraph" style:parent-style-name="Standard" style:list-style-name="L4">
      <style:text-properties officeooo:rsid="00210b63" officeooo:paragraph-rsid="00210b63"/>
    </style:style>
    <style:style style:name="P22" style:family="paragraph" style:parent-style-name="Standard" style:list-style-name="L1">
      <style:text-properties officeooo:rsid="002161ba" officeooo:paragraph-rsid="002161ba"/>
    </style:style>
    <style:style style:name="P23" style:family="paragraph" style:parent-style-name="Standard" style:list-style-name="L4">
      <style:text-properties officeooo:rsid="002161ba" officeooo:paragraph-rsid="002161ba"/>
    </style:style>
    <style:style style:name="P24" style:family="paragraph" style:parent-style-name="Standard">
      <style:text-properties fo:font-weight="bold" officeooo:rsid="0006a084" officeooo:paragraph-rsid="0006a084" style:font-weight-asian="bold" style:font-weight-complex="bold"/>
    </style:style>
    <style:style style:name="P25" style:family="paragraph" style:parent-style-name="Standard">
      <style:text-properties fo:font-weight="bold" officeooo:rsid="0006e7ac" officeooo:paragraph-rsid="0006e7ac" style:font-weight-asian="bold" style:font-weight-complex="bold"/>
    </style:style>
    <style:style style:name="P26" style:family="paragraph" style:parent-style-name="Standard" style:list-style-name="L5">
      <style:text-properties officeooo:paragraph-rsid="002406ad"/>
    </style:style>
    <style:style style:name="P27" style:family="paragraph" style:parent-style-name="Standard" style:list-style-name="L5">
      <style:text-properties officeooo:rsid="002406ad" officeooo:paragraph-rsid="002406ad"/>
    </style:style>
    <style:style style:name="P28" style:family="paragraph" style:parent-style-name="Standard" style:list-style-name="L1">
      <style:text-properties officeooo:rsid="002406ad" officeooo:paragraph-rsid="002406ad"/>
    </style:style>
    <style:style style:name="P29" style:family="paragraph" style:parent-style-name="Standard" style:list-style-name="L3">
      <style:text-properties officeooo:rsid="002406ad" officeooo:paragraph-rsid="00299323"/>
    </style:style>
    <style:style style:name="P30" style:family="paragraph" style:parent-style-name="Standard" style:list-style-name="L1">
      <style:text-properties officeooo:rsid="002422d8" officeooo:paragraph-rsid="002422d8"/>
    </style:style>
    <style:style style:name="P31" style:family="paragraph" style:parent-style-name="Standard" style:list-style-name="L4">
      <style:text-properties officeooo:rsid="0025dc85" officeooo:paragraph-rsid="0025dc85"/>
    </style:style>
    <style:style style:name="P32" style:family="paragraph" style:parent-style-name="Standard" style:list-style-name="L2">
      <style:text-properties officeooo:rsid="0027c824" officeooo:paragraph-rsid="0027c824"/>
    </style:style>
    <style:style style:name="P33" style:family="paragraph" style:parent-style-name="Standard">
      <style:text-properties officeooo:rsid="0027c824" officeooo:paragraph-rsid="0027c824"/>
    </style:style>
    <style:style style:name="P34" style:family="paragraph" style:parent-style-name="Standard" style:list-style-name="L3">
      <style:text-properties officeooo:rsid="0027c824" officeooo:paragraph-rsid="00299323"/>
    </style:style>
    <style:style style:name="P35" style:family="paragraph" style:parent-style-name="Standard" style:list-style-name="L3">
      <style:text-properties officeooo:rsid="00299323" officeooo:paragraph-rsid="00299323"/>
    </style:style>
    <style:style style:name="P36" style:family="paragraph" style:parent-style-name="Standard">
      <style:text-properties officeooo:rsid="00299323" officeooo:paragraph-rsid="00299323"/>
    </style:style>
    <style:style style:name="T1" style:family="text">
      <style:text-properties officeooo:rsid="000a4e40"/>
    </style:style>
    <style:style style:name="T2" style:family="text">
      <style:text-properties officeooo:rsid="0006a084"/>
    </style:style>
    <style:style style:name="T3" style:family="text">
      <style:text-properties officeooo:rsid="000ce203"/>
    </style:style>
    <style:style style:name="T4" style:family="text">
      <style:text-properties officeooo:rsid="000eb2c1"/>
    </style:style>
    <style:style style:name="T5" style:family="text">
      <style:text-properties officeooo:rsid="00086403"/>
    </style:style>
    <style:style style:name="T6" style:family="text">
      <style:text-properties officeooo:rsid="0018449f"/>
    </style:style>
    <style:style style:name="T7" style:family="text">
      <style:text-properties officeooo:rsid="001880b5"/>
    </style:style>
    <style:style style:name="T8" style:family="text">
      <style:text-properties officeooo:rsid="001b15fc"/>
    </style:style>
    <style:style style:name="T9" style:family="text">
      <style:text-properties officeooo:rsid="001d0138"/>
    </style:style>
    <style:style style:name="T10" style:family="text">
      <style:text-properties officeooo:rsid="001de6c5"/>
    </style:style>
    <style:style style:name="T11" style:family="text">
      <style:text-properties officeooo:rsid="00210b63"/>
    </style:style>
    <style:style style:name="T12" style:family="text">
      <style:text-properties officeooo:rsid="002161ba"/>
    </style:style>
    <style:style style:name="T13" style:family="text">
      <style:text-properties officeooo:rsid="00227b36"/>
    </style:style>
    <style:style style:name="T14" style:family="text">
      <style:text-properties officeooo:rsid="002406ad"/>
    </style:style>
    <style:style style:name="T15" style:family="text">
      <style:text-properties officeooo:rsid="002422d8"/>
    </style:style>
    <style:style style:name="T16" style:family="text">
      <style:text-properties officeooo:rsid="0025dc85"/>
    </style:style>
    <style:style style:name="T17" style:family="text">
      <style:text-properties officeooo:rsid="0027c824"/>
    </style:style>
    <style:style style:name="T18" style:family="text">
      <style:text-properties officeooo:rsid="0029932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24">Elenco attività Claudio:</text:p>
      <text:list xml:id="list417698695" text:style-name="L5">
        <text:list-item>
          <text:p text:style-name="P26"><text:span text:style-name="T5">Crea, per </text:span><text:span text:style-name="T3">un</text:span><text:span text:style-name="T5"> servizio </text:span><text:span text:style-name="T14">assegnatogli</text:span><text:span text:style-name="T5">, </text:span><text:span text:style-name="T14">un foglio riepilogativo, </text:span><text:span text:style-name="T5"><text:s/></text:span><text:span text:style-name="T14">usando ricette del menù e preparazioni necessarie, oppure apre un foglio esistente</text:span></text:p>
        </text:list-item>
        <text:list-item>
          <text:p text:style-name="P27">Opzionalmente, aggiunge ulteriori ricette e/o preparazioni </text:p>
        </text:list-item>
      </text:list>
      <text:list xml:id="list4059574433" text:style-name="L1">
        <text:list-item>
          <text:p text:style-name="P6"><text:span text:style-name="T18">Ordine</text:span><text:span text:style-name="T2"> ricette e pietanze </text:span><text:span text:style-name="T7">necessarie per il servizio</text:span></text:p>
        </text:list-item>
        <text:list-item>
          <text:p text:style-name="P9"><text:span text:style-name="T15">Opzionalmente, i</text:span><text:span text:style-name="T11">speziona il tabellone dei turni </text:span></text:p>
        </text:list-item>
        <text:list-item>
          <text:p text:style-name="P9"><text:span text:style-name="T15">Registra sul tabellone l’assegnazione di</text:span><text:span text:style-name="T14"> un compito ad un cuoco in un certo turn</text:span><text:span text:style-name="T15">o</text:span></text:p>
          <text:p text:style-name="P7"/>
          <text:p text:style-name="P28">oppure</text:p>
          <text:p text:style-name="P28"/>
          <text:p text:style-name="P28">modifica un assegnamento (cambiando cuoco e/o turno)</text:p>
          <text:p text:style-name="P28"/>
          <text:p text:style-name="P28">oppure</text:p>
          <text:p text:style-name="P28"/>
          <text:p text:style-name="P28">elimina l’assegnamento</text:p>
        </text:list-item>
        <text:list-item>
          <text:p text:style-name="P8"><text:span text:style-name="T14">Opzionalmente, r</text:span>egistra sul tabellone una stima delle tempistiche <text:span text:style-name="T3">dei compiti assegnati ad un cuoco.</text:span></text:p>
        </text:list-item>
        <text:list-item>
          <text:p text:style-name="P13">Registra <text:span text:style-name="T12">l’assegnazione del compito</text:span><text:span text:style-name="T8"> </text:span>su<text:span text:style-name="T8">l</text:span> foglio riepilogativo <text:span text:style-name="T8">del servizio.</text:span></text:p>
        </text:list-item>
        <text:list-item>
          <text:p text:style-name="P28">Opzionalmente, indica, sul foglio riepilogativo, quantità e/o porzioni necessarie/da preparare durante il compito</text:p>
        </text:list-item>
        <text:list-item>
          <text:p text:style-name="P22">Revisiona gli assegnamenti, verificando il rispetto di ordine e tempistiche dei compiti.</text:p>
        </text:list-item>
        <text:list-item>
          <text:p text:style-name="P30">Ripete a partire dal passo 2 e fino al raggiungimento della configurazione desiderata</text:p>
        </text:list-item>
      </text:list>
      <text:p text:style-name="P1"/>
      <text:p text:style-name="P25">Elenco attività Tony</text:p>
      <text:list xml:id="list1530121816" text:style-name="L2">
        <text:list-item>
          <text:p text:style-name="P15"><text:span text:style-name="T16">Opzionalmente, c</text:span>rea <text:span text:style-name="T17">il foglio riepilogativo</text:span> per <text:span text:style-name="T3">un</text:span><text:span text:style-name="T17">o o più</text:span><text:span text:style-name="T8"> </text:span>servizi <text:span text:style-name="T17">di un nuovo evento</text:span></text:p>
        </text:list-item>
        <text:list-item>
          <text:p text:style-name="P16"><text:span text:style-name="T17">Apre</text:span><text:span text:style-name="T13"> i</text:span><text:span text:style-name="T17">l</text:span><text:span text:style-name="T13"> fogli riepilogativ</text:span><text:span text:style-name="T17">o</text:span><text:span text:style-name="T13"> d</text:span><text:span text:style-name="T17">i</text:span><text:span text:style-name="T13"> </text:span><text:span text:style-name="T17">un </text:span><text:span text:style-name="T13">servizi </text:span><text:span text:style-name="T17">futuro</text:span></text:p>
        </text:list-item>
        <text:list-item>
          <text:p text:style-name="P32">Ripete il passo 2 per tutti i servizi che desidera consultare</text:p>
        </text:list-item>
        <text:list-item>
          <text:p text:style-name="P32">Assegna un compito, registrandolo sul foglio riepilogativo e sul tabellone, ed indicando ricetta/preparazione da svolgere, turno di realizzazione, <text:span text:style-name="T18">e, opzionalmente, il cuoco incaricato</text:span></text:p>
        </text:list-item>
      </text:list>
      <text:p text:style-name="P33"><text:tab/></text:p>
      <text:p text:style-name="P33"><text:tab/>oppure</text:p>
      <text:p text:style-name="P33"><text:tab/></text:p>
      <text:p text:style-name="P33"><text:tab/>indica che un compito non vada eseguito, essendo la ricetta/preparazione già pronta</text:p>
      <text:p text:style-name="P33"/>
      <text:p text:style-name="P33"><text:tab/>oppure</text:p>
      <text:p text:style-name="P33"/>
      <text:p text:style-name="P33"><text:tab/>assegna un compito senza indicare il cuoco</text:p>
      <text:list xml:id="list175412807834909" text:continue-numbering="true" text:style-name="L2">
        <text:list-item>
          <text:p text:style-name="P32">Indica, per un compito, quantità e/o porzioni da preparare</text:p>
        </text:list-item>
        <text:list-item>
          <text:p text:style-name="P32">Ripete a partire dal passo 4 fino all’assegnamento di tutti i compiti desiderati</text:p>
        </text:list-item>
        <text:list-item>
          <text:p text:style-name="P32">Ripete a partire dal passo 2 e fino al raggiungimento della configurazione desiderata</text:p>
        </text:list-item>
      </text:list>
      <text:p text:style-name="P2"/>
      <text:p text:style-name="P20">Note:</text:p>
      <text:list xml:id="list3630916834" text:style-name="L4">
        <text:list-item>
          <text:p text:style-name="P21">Chef Claudio lavora su un solo foglio alla volta</text:p>
        </text:list-item>
        <text:list-item>
          <text:p text:style-name="P23">Tony modifica un solo foglio alla volta, ma durante tale operazione potrebbe consultare altri fogli</text:p>
        </text:list-item>
        <text:list-item>
          <text:p text:style-name="P31">Il passo 1 di chef Tony è opzionale perché non è detto che gli abbiano assegnato un nuovo lavoro</text:p>
        </text:list-item>
      </text:list>
      <text:p text:style-name="P3"/>
      <text:p text:style-name="P3"/>
      <text:p text:style-name="P4">Processo unificato</text:p>
      <text:list xml:id="list248760694" text:style-name="L3">
        <text:list-item>
          <text:p text:style-name="P17"><text:soft-page-break/>Crea, per <text:span text:style-name="T3">un</text:span> servizio <text:span text:style-name="T14">assegnatogli</text:span>, <text:span text:style-name="T14">un foglio riepilogativo, </text:span><text:s/><text:span text:style-name="T14">usando ricette del menù e preparazioni necessarie</text:span></text:p>
          <text:p text:style-name="P17"/>
          <text:p text:style-name="P17"><text:span text:style-name="T14">oppure </text:span></text:p>
          <text:p text:style-name="P17"/>
          <text:p text:style-name="P17"><text:span text:style-name="T14">apre un foglio esistente</text:span></text:p>
        </text:list-item>
        <text:list-item>
          <text:p text:style-name="P35">Prosegue con il passo 3</text:p>
          <text:p text:style-name="P18"/>
          <text:p text:style-name="P19">oppure</text:p>
          <text:p text:style-name="P10"/>
          <text:p text:style-name="P35">Termina il caso d’uso</text:p>
        </text:list-item>
        <text:list-item>
          <text:p text:style-name="P29">Opzionalmente, aggiunge ulteriori ricette e/o preparazioni</text:p>
        </text:list-item>
        <text:list-item>
          <text:p text:style-name="P35">Opzionalmente, ordine<text:span text:style-name="T2"> ricette e pietanze </text:span><text:span text:style-name="T7">necessarie per il servizio</text:span></text:p>
        </text:list-item>
        <text:list-item>
          <text:p text:style-name="P35">Ripete a partire dal passo 1 e fino all’apertura/creazione di tutti i fogli riepilogativi desiderati</text:p>
        </text:list-item>
        <text:list-item>
          <text:p text:style-name="P11"><text:span text:style-name="T15">Opzionalmente, i</text:span><text:span text:style-name="T11">speziona il tabellone dei turni</text:span></text:p>
        </text:list-item>
        <text:list-item>
          <text:p text:style-name="P34">Assegna un compito, registrandolo sul foglio riepilogativo e sul tabellone, ed indicando cuoco incaricato, ricetta/preparazione da svolgere e turno di realizzazione</text:p>
          <text:p text:style-name="P34"><text:tab/></text:p>
          <text:p text:style-name="P34">oppure</text:p>
          <text:p text:style-name="P34"><text:tab/></text:p>
          <text:p text:style-name="P34">indica che un compito non vada eseguito, essendo la ricetta/preparazione già pronta</text:p>
          <text:p text:style-name="P34"/>
          <text:p text:style-name="P34">oppure</text:p>
          <text:p text:style-name="P34"/>
          <text:p text:style-name="P35">modifica l’assegnamento</text:p>
        </text:list-item>
      </text:list>
      <text:p text:style-name="P36"><text:tab/></text:p>
      <text:p text:style-name="P36"><text:tab/>oppure</text:p>
      <text:p text:style-name="P36"><text:tab/></text:p>
      <text:p text:style-name="P36"><text:tab/>elimina l’assegnamento</text:p>
      <text:list xml:id="list175411700954821" text:continue-numbering="true" text:style-name="L3">
        <text:list-item>
          <text:p text:style-name="P35">Opzionalmente, indica una stima delle tempistiche necessarie per realizzare il compito assegnato</text:p>
        </text:list-item>
        <text:list-item>
          <text:p text:style-name="P35">Opzionalmente, indica quantità e/o porzioni da realizzare durante il compito</text:p>
        </text:list-item>
        <text:list-item>
          <text:p text:style-name="P35">Ripete dal passo 6, fino al raggiungimento della configurazione desiderata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14:36:37.058374299</meta:creation-date>
    <dc:date>2023-05-01T17:54:10.735790260</dc:date>
    <meta:editing-duration>PT1H22M47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2" meta:paragraph-count="58" meta:word-count="458" meta:character-count="3071" meta:non-whitespace-character-count="2678"/>
  </office:meta>
</office:document-meta>
</file>